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8a032" officeooo:paragraph-rsid="0018a032"/>
    </style:style>
    <style:style style:name="P2" style:family="paragraph" style:parent-style-name="Standard" style:list-style-name="L1">
      <style:text-properties style:font-name="Arial" officeooo:rsid="0018a032" officeooo:paragraph-rsid="0018a032"/>
    </style:style>
    <style:style style:name="P3" style:family="paragraph" style:parent-style-name="Standard" style:list-style-name="L2">
      <style:text-properties style:font-name="Arial" officeooo:rsid="0018a032" officeooo:paragraph-rsid="0018a032"/>
    </style:style>
    <style:style style:name="P4" style:family="paragraph" style:parent-style-name="Standard" style:list-style-name="L3">
      <style:text-properties style:font-name="Arial" officeooo:rsid="0018a032" officeooo:paragraph-rsid="0018a032"/>
    </style:style>
    <style:style style:name="P5" style:family="paragraph" style:parent-style-name="Standard" style:list-style-name="L4">
      <style:text-properties style:font-name="Arial" officeooo:rsid="0018a032" officeooo:paragraph-rsid="0019375c"/>
    </style:style>
    <style:style style:name="P6" style:family="paragraph" style:parent-style-name="Standard">
      <style:text-properties style:font-name="Arial" officeooo:rsid="0018a032" officeooo:paragraph-rsid="0019375c"/>
    </style:style>
    <style:style style:name="P7" style:family="paragraph" style:parent-style-name="Standard">
      <style:text-properties style:font-name="Arial" fo:font-weight="bold" officeooo:rsid="0018a032" officeooo:paragraph-rsid="001b06f7" style:font-weight-asian="bold" style:font-weight-complex="bold"/>
    </style:style>
    <style:style style:name="P8" style:family="paragraph" style:parent-style-name="Standard">
      <style:text-properties style:font-name="Arial" fo:font-weight="bold" officeooo:rsid="001b06f7" officeooo:paragraph-rsid="001b06f7" style:font-weight-asian="bold" style:font-weight-complex="bold"/>
    </style:style>
    <style:style style:name="P9" style:family="paragraph" style:parent-style-name="Standard">
      <style:text-properties style:font-name="Arial" style:text-underline-style="solid" style:text-underline-width="auto" style:text-underline-color="font-color" officeooo:rsid="0018a032" officeooo:paragraph-rsid="0018a032"/>
    </style:style>
    <style:style style:name="P10" style:family="paragraph" style:parent-style-name="Standard">
      <style:text-properties style:font-name="Arial" style:text-underline-style="solid" style:text-underline-width="auto" style:text-underline-color="font-color" fo:font-weight="bold" officeooo:rsid="0018a032" officeooo:paragraph-rsid="0018a032" style:font-weight-asian="bold" style:font-weight-complex="bold"/>
    </style:style>
    <style:style style:name="P11" style:family="paragraph" style:parent-style-name="Standard">
      <style:text-properties style:font-name="Arial" style:text-underline-style="solid" style:text-underline-width="auto" style:text-underline-color="font-color" fo:font-weight="bold" officeooo:rsid="001b06f7" officeooo:paragraph-rsid="001b06f7" style:font-weight-asian="bold" style:font-weight-complex="bold"/>
    </style:style>
    <style:style style:name="P12" style:family="paragraph" style:parent-style-name="Standard">
      <style:text-properties style:font-name="Arial" style:text-underline-style="solid" style:text-underline-width="auto" style:text-underline-color="font-color" officeooo:rsid="001b06f7" officeooo:paragraph-rsid="001b06f7"/>
    </style:style>
    <style:style style:name="P13" style:family="paragraph" style:parent-style-name="Standard" style:list-style-name="L3">
      <style:text-properties style:font-name="Arial" officeooo:rsid="0019375c" officeooo:paragraph-rsid="0019375c"/>
    </style:style>
    <style:style style:name="P14" style:family="paragraph" style:parent-style-name="Standard">
      <style:text-properties style:font-name="Arial" officeooo:rsid="001b06f7" officeooo:paragraph-rsid="001b06f7"/>
    </style:style>
    <style:style style:name="P15" style:family="paragraph" style:parent-style-name="Standard" style:list-style-name="L5">
      <style:text-properties style:font-name="Arial" officeooo:rsid="001b06f7" officeooo:paragraph-rsid="001b06f7"/>
    </style:style>
    <style:style style:name="P16" style:family="paragraph" style:parent-style-name="Standard">
      <style:text-properties style:font-name="Arial" fo:font-style="italic" fo:font-weight="normal" officeooo:rsid="0018a032" officeooo:paragraph-rsid="001b06f7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style:font-name="Arial" officeooo:rsid="001cdfd4" officeooo:paragraph-rsid="001cdfd4"/>
    </style:style>
    <style:style style:name="P18" style:family="paragraph" style:parent-style-name="Standard" style:list-style-name="L6">
      <style:text-properties style:font-name="Arial" officeooo:rsid="001cdfd4" officeooo:paragraph-rsid="001cdfd4"/>
    </style:style>
    <style:style style:name="P19" style:family="paragraph" style:parent-style-name="Standard" style:list-style-name="L2">
      <style:text-properties style:font-name="Arial" officeooo:rsid="001cdfd4" officeooo:paragraph-rsid="001cdfd4"/>
    </style:style>
    <style:style style:name="P20" style:family="paragraph" style:parent-style-name="Standard">
      <style:text-properties style:font-name="Arial" style:text-underline-style="none" officeooo:rsid="001cdfd4" officeooo:paragraph-rsid="001cdfd4"/>
    </style:style>
    <style:style style:name="P21" style:family="paragraph" style:parent-style-name="Standard" style:list-style-name="L4">
      <style:text-properties style:font-name="Arial" officeooo:paragraph-rsid="001b06f7"/>
    </style:style>
    <style:style style:name="T1" style:family="text">
      <style:text-properties officeooo:rsid="0019375c"/>
    </style:style>
    <style:style style:name="T2" style:family="text">
      <style:text-properties fo:color="#000000" fo:font-size="12pt" style:font-size-asian="12pt"/>
    </style:style>
    <style:style style:name="T3" style:family="text">
      <style:text-properties fo:color="#000000" fo:font-size="12pt" officeooo:rsid="0019375c" style:font-size-asian="12pt"/>
    </style:style>
    <style:style style:name="T4" style:family="text">
      <style:text-properties fo:color="#000000" fo:font-size="12pt" officeooo:rsid="001960a6" style:font-size-asian="12pt"/>
    </style:style>
    <style:style style:name="T5" style:family="text">
      <style:text-properties fo:color="#000000" fo:font-size="12pt" officeooo:rsid="0019d13d" style:font-size-asian="12pt"/>
    </style:style>
    <style:style style:name="T6" style:family="text">
      <style:text-properties officeooo:rsid="001b06f7"/>
    </style:style>
    <style:style style:name="T7" style:family="text">
      <style:text-properties fo:color="#ce181e" fo:font-size="12pt" fo:font-weight="bold" officeooo:rsid="0019d13d" style:font-size-asian="12pt" style:font-weight-asian="bold" style:font-weight-complex="bold"/>
    </style:style>
    <style:style style:name="T8" style:family="text">
      <style:text-properties fo:color="#ce181e" fo:font-size="12pt" fo:font-weight="bold" officeooo:rsid="0018a032" style:font-size-asian="12pt" style:font-weight-asian="bold" style:font-weight-complex="bold"/>
    </style:style>
    <style:style style:name="T9" style:family="text">
      <style:text-properties fo:color="#ce181e" fo:font-size="12pt" fo:font-weight="bold" officeooo:rsid="001b06f7" style:font-size-asian="12pt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BSERVATIONS BENOIT </text:p>
      <text:p text:style-name="P16"><text:span text:style-name="T6">sur Overall market, Commentaires de Fred + NFT Publishers</text:span>:</text:p>
      <text:p text:style-name="P1"/>
      <text:p text:style-name="P10"><text:span text:style-name="T6">A) </text:span>Overall Market :</text:p>
      <text:p text:style-name="P1"/>
      <text:p text:style-name="P9">Aspects Positifs:</text:p>
      <text:p text:style-name="P1"/>
      <text:list xml:id="list4183241284" text:style-name="L1">
        <text:list-item>
          <text:p text:style-name="P2">Les NFT, c’est un mécanisme équivalent au marché de l’Art</text:p>
        </text:list-item>
        <text:list-item>
          <text:p text:style-name="P2">Potentiel immense <text:span text:style-name="T1">(collectionneurs, les produits dérivés, etc.)</text:span></text:p>
        </text:list-item>
        <text:list-item>
          <text:p text:style-name="P2">Croissance exponentielle</text:p>
        </text:list-item>
        <text:list-item>
          <text:p text:style-name="P2">Plusieurs champs d’applications existent et à venir <text:s/></text:p>
        </text:list-item>
        <text:list-item>
          <text:p text:style-name="P2">Ça va dépasser le metaverse</text:p>
        </text:list-item>
      </text:list>
      <text:p text:style-name="P1"/>
      <text:p text:style-name="P9">Aspects Négatifs :</text:p>
      <text:p text:style-name="P1"/>
      <text:list xml:id="list1868143734" text:style-name="L2">
        <text:list-item>
          <text:p text:style-name="P3">Je crains que les NFTs soient l’équivalent du marché d<text:span text:style-name="T1">es films/productions</text:span> Stéréoscopique<text:span text:style-name="T1">s</text:span> et/ou du VR : Un gros hype qui s’est essoufflé abruptement par un manque d’adoption <text:span text:style-name="T1">dans le grand publique. AKA : un groupe limité a adopté la technologie et l’innovation</text:span> (seulement 350k lunettes VR vendu dans le monde en 2013 lorsque FB a acheté Oculus)</text:p>
        </text:list-item>
        <text:list-item>
          <text:p text:style-name="P3">Augmentation fulgurante des tentatives de fraudes est à prévoir</text:p>
        </text:list-item>
        <text:list-item>
          <text:p text:style-name="P3">Une augmentation fulgurante du nombre de assets à trader va <text:span text:style-name="T1">inonder</text:span> le marché et le commun des mortels va se perdre là dedant <text:span text:style-name="T1">(trop à gérer)</text:span></text:p>
        </text:list-item>
        <text:list-item>
          <text:p text:style-name="P19">Un NFT winter pourrait tuer ce marché, malheureusement</text:p>
        </text:list-item>
      </text:list>
      <text:p text:style-name="P1"/>
      <text:p text:style-name="P11">B) MES RÉPONSES À FRED :</text:p>
      <text:p text:style-name="P1"/>
      <text:p text:style-name="P9">Mes Désaccords avec Fred</text:p>
      <text:p text:style-name="P1"/>
      <text:list xml:id="list2900268351" text:style-name="L3">
        <text:list-item>
          <text:p text:style-name="P4">Je ne pense pas que c’est assez ou trop liquide, c’est de l’art et non des stocks ou des Cryptos. Not the same, mais tradable : <text:span text:style-name="T1">l’art ne devrait pas et ne sera ‘’liquide’’</text:span></text:p>
        </text:list-item>
        <text:list-item>
          <text:p text:style-name="P4"><text:span text:style-name="T2">Lot’s of platforms : </text:span><text:span text:style-name="T3">Je pense que c’est positif pour le marché. Combien il y a de plateformes de trading dans le monde ? Alors : pourquoi pas autant en trading de NFT?</text:span></text:p>
        </text:list-item>
        <text:list-item>
          <text:p text:style-name="P13"><text:span text:style-name="T2">Will FB eat them all= &gt; aussi bien fermer boutique sur tout le web et sur la pub alors? Dire que FB va tout manger c’est dire qu’il n’y a plus d’innovation à l’extérieur de FB</text:span></text:p>
        </text:list-item>
        <text:list-item>
          <text:p text:style-name="P13"><text:span text:style-name="T2">Les coins, les bitcoins, c’est honnêtement AUSSI insignifiant que les NFTs quand on y pense. Ça aucune valeur ou réelle utilité sauf celle qui leur ai donné par ses détenteurs. Rings a bell? Same for NFTs dans le fond</text:span></text:p>
        </text:list-item>
        <text:list-item>
          <text:p text:style-name="P13"><text:span text:style-name="T2">currency trader : Ha oui…. Les Coins, who the f* buy stuff with coins?…. À part les gens qui trade</text:span><text:span text:style-name="T4">nt</text:span><text:span text:style-name="T2"> des NFTs. </text:span><text:span text:style-name="T4">En gos, tout comme la monnaie et les coins : c’est seulement la confiance que les gens leur donnent ou la valeur perçue par un large groupe de gens qui la soutienne...</text:span></text:p>
        </text:list-item>
        <text:list-item>
          <text:p text:style-name="P13"><text:span text:style-name="T2">Sorry Fred:) </text:span><text:span text:style-name="T4">Je voulais faire l’avocat du Diable</text:span></text:p>
        </text:list-item>
      </text:list>
      <text:p text:style-name="P1"/>
      <text:p text:style-name="P9">Mes accords avec Fred :</text:p>
      <text:p text:style-name="P1"/>
      <text:list xml:id="list148379292" text:style-name="L4">
        <text:list-item>
          <text:p text:style-name="P5"><text:soft-page-break/>Le problème de rester pris avec une position sur un NFT est bien réel et fera fuir / peur à plusieurs. C’est le plus grand risque pour <text:span text:style-name="T1">une adoption à grande échelle</text:span></text:p>
        </text:list-item>
        <text:list-item>
          <text:p text:style-name="P5"><text:span text:style-name="T1">Le slippage est le plus grand risque, mais c’est normal (Je pourrai vous en dire plus) quand le hype est fini ou est éphémère</text:span></text:p>
        </text:list-item>
        <text:list-item>
          <text:p text:style-name="P21"><text:span text:style-name="T7">100% d’accord avec Fred que c’est une game de </text:span><text:span text:style-name="T8">social FOMO </text:span><text:span text:style-name="T9">+ detect social fomo</text:span><text:span text:style-name="T8">. </text:span><text:span text:style-name="T7">Mon étude de business est 100% basé la dessus:)</text:span></text:p>
        </text:list-item>
      </text:list>
      <text:p text:style-name="P6"><text:span text:style-name="T5"/></text:p>
      <text:p text:style-name="P8"><text:span text:style-name="T2">C) </text:span><text:span text:style-name="T5">M</text:span><text:span text:style-name="T2">ES OBSERVATIONS SUR NFT PUBLISHERS INC.</text:span></text:p>
      <text:p text:style-name="P12"><text:span text:style-name="T2"/></text:p>
      <text:p text:style-name="P20"><text:span text:style-name="T2">Je suis sévère, mais les VC reçoivent 400 decks par semaine…. Je donne donc mon feedback comme un VC.</text:span></text:p>
      <text:p text:style-name="P12"><text:span text:style-name="T2"/></text:p>
      <text:p text:style-name="P12"><text:span text:style-name="T2">Sommaire :</text:span></text:p>
      <text:p text:style-name="P14"><text:span text:style-name="T2"/></text:p>
      <text:p text:style-name="P14"><text:span text:style-name="T2">Idée très mauvaise, en tout cas pas d’ici 10 ans.</text:span></text:p>
      <text:p text:style-name="P14"><text:span text:style-name="T2">C’est l’équivalent de faire une firme de Brokers comme Financière BNC, Nesbitt burns. Soit placer et aider les gens qui comprennent pas les NFTs à investir dans les NFTs. C’est f* stupide pour les raisons suivantes :</text:span></text:p>
      <text:p text:style-name="P14"><text:span text:style-name="T2"/></text:p>
      <text:list xml:id="list1315493424" text:style-name="L5">
        <text:list-item>
          <text:p text:style-name="P15"><text:span text:style-name="T2">Le marché est vraiment embryonnaire</text:span></text:p>
        </text:list-item>
        <text:list-item>
          <text:p text:style-name="P15"><text:span text:style-name="T2">C’est un marché de early adapters</text:span></text:p>
        </text:list-item>
        <text:list-item>
          <text:p text:style-name="P15"><text:span text:style-name="T2">C’est hyper risqué et rien n’est définie</text:span></text:p>
        </text:list-item>
        <text:list-item>
          <text:p text:style-name="P15"><text:span text:style-name="T2">Personne ne va donner son frick à des geneaux pour placer leur argent </text:span></text:p>
        </text:list-item>
        <text:list-item>
          <text:p text:style-name="P15"><text:span text:style-name="T2">Ça prend tellement de capital pour prendre / faire une piastre pour une commission de 1.25%</text:span></text:p>
        </text:list-item>
        <text:list-item>
          <text:p text:style-name="P15"><text:span text:style-name="T2">Le marché des NFT n’est pas rendu là</text:span></text:p>
        </text:list-item>
        <text:list-item>
          <text:p text:style-name="P15"><text:span text:style-name="T2">Le monde avec le vrai cash, ils commencent à checker les top 2 coins (Bitcoin + Ether), sont clairement pas rendu à acheter des f* NFT</text:span></text:p>
        </text:list-item>
      </text:list>
      <text:p text:style-name="P14"><text:span text:style-name="T2"/></text:p>
      <text:p text:style-name="P12"><text:span text:style-name="T2">Feedback au sujet du pitch-deck :</text:span></text:p>
      <text:p text:style-name="P14"><text:span text:style-name="T2"/></text:p>
      <text:list xml:id="list3899971720" text:style-name="L6">
        <text:list-item>
          <text:p text:style-name="P18"><text:span text:style-name="T2">Slide 3 : les photos sont laites, never do that. Rendu là, mets en pas.</text:span></text:p>
        </text:list-item>
        <text:list-item>
          <text:p text:style-name="P18"><text:span text:style-name="T2">Slide 4 : Ils ne mentionnent pas : que quelques NFT représentent le market cap actuel du marché</text:span></text:p>
        </text:list-item>
        <text:list-item>
          <text:p text:style-name="P18"><text:span text:style-name="T2">Slide 4 : What the market forecast? : they don’t know:)</text:span></text:p>
        </text:list-item>
        <text:list-item>
          <text:p text:style-name="P18"><text:span text:style-name="T2">Slide 5, 6, 7 : Si tu as besoin d’expliquer ton marché, tu parles pas au bon auditoire</text:span></text:p>
        </text:list-item>
        <text:list-item>
          <text:p text:style-name="P18"><text:span text:style-name="T2">Competitors : N/A</text:span></text:p>
        </text:list-item>
        <text:list-item>
          <text:p text:style-name="P18"><text:span text:style-name="T2">Competitive Advantage : N/A</text:span></text:p>
        </text:list-item>
        <text:list-item>
          <text:p text:style-name="P18"><text:span text:style-name="T2">Unique Value Proposition : N/A</text:span></text:p>
        </text:list-item>
        <text:list-item>
          <text:p text:style-name="P18"><text:span text:style-name="T2">The ask / How much money I’m looking for : N/A</text:span></text:p>
        </text:list-item>
        <text:list-item>
          <text:p text:style-name="P18"><text:span text:style-name="T2">Use-of-Funds : N/A</text:span></text:p>
        </text:list-item>
        <text:list-item>
          <text:p text:style-name="P18"><text:span text:style-name="T2">Why Us / Why now: N/A</text:span></text:p>
        </text:list-item>
      </text:list>
      <text:p text:style-name="P17"><text:span text:style-name="T2"/></text:p>
      <text:p text:style-name="P17"><text:span text:style-name="T2"/></text:p>
      <text:p text:style-name="P17"><text:span text:style-name="T2"/></text:p>
      <text:p text:style-name="P14"><text:span text:style-name="T2"><text:s/></text:span></text:p>
      <text:p text:style-name="P14"><text:span text:style-name="T2"/></text:p>
      <text:p text:style-name="P14"><text:soft-page-break/><text:span text:style-name="T2"/></text:p>
      <text:p text:style-name="P1">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6T21:24:10.508545000</meta:creation-date>
    <dc:date>2021-12-07T00:39:34.571865000</dc:date>
    <meta:editing-duration>PT31M13S</meta:editing-duration>
    <meta:editing-cycles>4</meta:editing-cycles>
    <meta:generator>LibreOffice/5.4.5.1$MacOSX_X86_64 LibreOffice_project/79c9829dd5d8054ec39a82dc51cd9eff340dbee8</meta:generator>
    <meta:document-statistic meta:table-count="0" meta:image-count="0" meta:object-count="0" meta:page-count="3" meta:paragraph-count="51" meta:word-count="741" meta:character-count="3895" meta:non-whitespace-character-count="3232"/>
  </office:meta>
</office:document-meta>
</file>